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0ae490"/>
    </style:style>
    <style:style style:name="P2" style:family="paragraph" style:parent-style-name="Table_20_Contents">
      <style:paragraph-properties fo:text-align="end" style:justify-single-word="false"/>
      <style:text-properties officeooo:paragraph-rsid="000ae490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able_20_Contents">
      <style:text-properties officeooo:rsid="000ae490" officeooo:paragraph-rsid="000ae490"/>
    </style:style>
    <style:style style:name="P9" style:family="paragraph" style:parent-style-name="Table_20_Contents">
      <style:paragraph-properties fo:text-align="end" style:justify-single-word="false"/>
      <style:text-properties officeooo:rsid="000ae490" officeooo:paragraph-rsid="000ae490"/>
    </style:style>
    <style:style style:name="T1" style:family="text">
      <style:text-properties officeooo:rsid="000ae490"/>
    </style:style>
    <style:style style:name="T2" style:family="text">
      <style:text-properties fo:font-size="14pt" officeooo:rsid="000ae490" style:font-size-asian="12.25pt" style:font-size-complex="14pt"/>
    </style:style>
    <style:style style:name="T3" style:family="text">
      <style:text-properties style:font-name="Tlwg Typist" officeooo:rsid="000ae4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al-Time Embedded Safety-Critical Software Engineering</text:h>
      <text:p text:style-name="First_20_paragraph">Versed in complete life-cycle development from requirements gathering to maintenance in environments ranging from chaotic rapid prototyping to SEI Level 5 and FDA Class III medical devices</text:p>
      <text:list xml:id="list7946148363721434636" text:style-name="L1">
        <text:list-item>
          <text:p text:style-name="P3"><text:span text:style-name="T4">Languages</text:span>: C, C++, Python, Java</text:p>
        </text:list-item>
        <text:list-item>
          <text:p text:style-name="P3"><text:span text:style-name="T4">Tools</text:span>: Android AOSP, ngstrom, LTIB, OpenEmbedded, Yocto/Poky, Git, CVS, Seapine Surround, Qt, U-Boot, GNU Make, CMake, Jenkins, Maven, Squish, Lint, CodeSonar, Abraxis CodeCheck, Rational DOORS, Redmine</text:p>
        </text:list-item>
        <text:list-item>
          <text:p text:style-name="P3"><text:span text:style-name="T4">Hardware</text:span>: i.MX6, PowerPC MPC5200, x86, TI MSP430, Qualcomm Snapdragon S4</text:p>
        </text:list-item>
        <text:list-item>
          <text:p text:style-name="P3"><text:span text:style-name="T4">Specialties</text:span>: Real-Time Embedded GNU/Linux, Medical Devices, Motion Control, Computer Vision, Sensor Integration</text:p>
        </text:list-item>
      </text:list>
      <text:h text:style-name="Heading_20_1" text:outline-level="1">Professional Experience</text:h>
      <text:p text:style-name="First_20_paragraph"><text:span text:style-name="T4">Deka</text:span><text:span text:style-name="T4"> </text:span><text:span text:style-name="T4">R&amp;D</text:span><text:span text:style-name="T4"> </text:span><text:span text:style-name="T4">Corp.</text:span> <text:span text:style-name="T5">Technical</text:span><text:span text:style-name="T5"> </text:span><text:span text:style-name="T5">Staff</text:span> February 2008-Present (Manchester, NH)</text:p>
      <text:p text:style-name="Text_20_body">Developed FDA Class III medical device software. Project domains included electro-mechanical, fluid management, and computer vision</text:p>
      <text:list xml:id="list4364846797454958590" text:style-name="L2">
        <text:list-item>
          <text:p text:style-name="P4">Developed augmented vision system using OpenGL ES 2 and GLSL using MIPI camera</text:p>
        </text:list-item>
        <text:list-item>
          <text:p text:style-name="P4">Refined the software process as the first developer to release a C++ subsystem for project in a team of 20+ developers. Designed and configured subsystem CI servers</text:p>
        </text:list-item>
        <text:list-item>
          <text:p text:style-name="P4">Implemented emergency power handling in C on TI MSP430</text:p>
        </text:list-item>
        <text:list-item>
          <text:p text:style-name="P4">Earned <text:span text:style-name="T5">Evolved</text:span><text:span text:style-name="T5"> </text:span><text:span text:style-name="T5">Thinker</text:span> award for role in board bring-up. Developed Python based hardware verification, validation, calibration and debugging architecture, bypassing application software to directly control FPGA and NI-DAQ based measurement/control. Provided on-the-fly Qt based GUI control of I/O. Implemented test specifications, and logs/reports for pass/fail testing</text:p>
        </text:list-item>
      </text:list>
      <text:p text:style-name="First_20_paragraph"><text:span text:style-name="T4">DRS</text:span><text:span text:style-name="T4"> </text:span><text:span text:style-name="T4">Codem</text:span><text:span text:style-name="T4"> </text:span><text:span text:style-name="T4">Systems,</text:span><text:span text:style-name="T4"> </text:span><text:span text:style-name="T4">Inc.</text:span> <text:span text:style-name="T5">Software</text:span><text:span text:style-name="T5"> </text:span><text:span text:style-name="T5">Engineer</text:span> Mar. 2000-Oct. 2007 (Merrimack, NH)</text:p>
      <text:p text:style-name="Text_20_body">Performed complete life-cycle development of servo control software for the Flexible Antenna Controller products</text:p>
      <text:list xml:id="list8820152466978251833" text:style-name="L3">
        <text:list-item>
          <text:p text:style-name="P5">Reduced on-site integration times for prototypes a month to a few days in most cases</text:p>
        </text:list-item>
        <text:list-item>
          <text:p text:style-name="P5">Introduced version control and automated build scrips to the department</text:p>
        </text:list-item>
      </text:list>
      <text:p text:style-name="First_20_paragraph"><text:span text:style-name="T4">Lockheed</text:span><text:span text:style-name="T4"> </text:span><text:span text:style-name="T4">Martin,</text:span><text:span text:style-name="T4"> </text:span><text:span text:style-name="T4">OR&amp;SS</text:span> <text:span text:style-name="T5">Associate</text:span><text:span text:style-name="T5"> </text:span><text:span text:style-name="T5">Software</text:span><text:span text:style-name="T5"> </text:span><text:span text:style-name="T5">Engineer</text:span> Feb. 1999-Mar. 2000 (Liverpool, NY)</text:p>
      <text:p text:style-name="Text_20_body">Designed, coded, tested and integrated software for the fire control component of the AN/SQQ-89 Anti-Submarine Warfare Combat System. Programmed in C and Ada95 on an HP-UX 11.0</text:p>
      <text:list xml:id="list7290614047004563050" text:style-name="L4">
        <text:list-item>
          <text:p text:style-name="P6">Implemented safety-critical state machine logic for SEI Level 5 program</text:p>
        </text:list-item>
      </text:list>
      <text:p text:style-name="First_20_paragraph"><text:span text:style-name="T4">Raytheon</text:span><text:span text:style-name="T4"> </text:span><text:span text:style-name="T4">Electronic</text:span><text:span text:style-name="T4"> </text:span><text:span text:style-name="T4">Systems</text:span> <text:span text:style-name="T5">Software</text:span><text:span text:style-name="T5"> </text:span><text:span text:style-name="T5">Engineer</text:span><text:span text:style-name="T5"> </text:span><text:span text:style-name="T5">I</text:span> Aug. 1997-Feb. 1999 (Bedford, MA)</text:p>
      <text:p text:style-name="Text_20_body">Theater High Altitude Area Defense / Theater Missile Defense software</text:p>
      <text:list xml:id="list4814174625272546876" text:style-name="L5">
        <text:list-item>
          <text:p text:style-name="P7">Maintained and documented test &amp; calibration user interface</text:p>
        </text:list-item>
      </text:list>
      <text:h text:style-name="Heading_20_1" text:outline-level="1">Education</text:h>
      <text:p text:style-name="First_20_paragraph">B.A. <text:span text:style-name="T4">Physics</text:span> (minor Mathematics), May 1997, Boston University <text:span text:style-name="T5">With</text:span><text:span text:style-name="T5"> </text:span><text:span text:style-name="T5">Hon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in" fo:margin-right="0in" fo:margin-top="0.0799in" fo:margin-bottom="0in" style:contextual-spacing="false" fo:text-indent="0in" style:auto-text-indent="false"/>
      <style:text-properties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.1667in" style:rel-column-width="21845*"/>
    </style:style>
    <style:style style:name="MP1" style:family="paragraph" style:parent-style-name="Table_20_Contents">
      <style:text-properties officeooo:rsid="000ae490" officeooo:paragraph-rsid="000ae490"/>
    </style:style>
    <style:style style:name="MP2" style:family="paragraph" style:parent-style-name="Table_20_Contents">
      <style:paragraph-properties fo:text-align="center" style:justify-single-word="false"/>
      <style:text-properties officeooo:paragraph-rsid="000ae490"/>
    </style:style>
    <style:style style:name="MP3" style:family="paragraph" style:parent-style-name="Table_20_Contents">
      <style:paragraph-properties fo:text-align="end" style:justify-single-word="false"/>
      <style:text-properties officeooo:paragraph-rsid="000ae490"/>
    </style:style>
    <style:style style:name="MP4" style:family="paragraph" style:parent-style-name="Table_20_Contents">
      <style:paragraph-properties fo:text-align="end" style:justify-single-word="false"/>
      <style:text-properties officeooo:rsid="000ae490" officeooo:paragraph-rsid="000ae490"/>
    </style:style>
    <style:style style:name="MT1" style:family="text">
      <style:text-properties fo:font-size="14pt" officeooo:rsid="000ae490" style:font-size-asian="12.25pt" style:font-size-complex="14pt"/>
    </style:style>
    <style:style style:name="MT2" style:family="text">
      <style:text-properties officeooo:rsid="000ae490"/>
    </style:style>
    <style:style style:name="MT3" style:family="text">
      <style:text-properties style:font-name="Tlwg Typist" officeooo:rsid="000ae490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office:value-type="string">
              <text:p text:style-name="MP1">40 Constance St.</text:p>
              <text:p text:style-name="MP1">Bedford, NH 03110</text:p>
            </table:table-cell>
            <table:table-cell office:value-type="string">
              <text:p text:style-name="MP2"><text:span text:style-name="MT1">Jeremy</text:span><text:span text:style-name="MT2"> </text:span><text:span text:style-name="MT1">Stashluk</text:span></text:p>
            </table:table-cell>
            <table:table-cell office:value-type="string">
              <text:p text:style-name="MP3"><text:a xlink:type="simple" xlink:href="mailto:stashluk@gmail.com"><text:span text:style-name="MT3">stashluk@gmail.com</text:span></text:a></text:p>
              <text:p text:style-name="MP4">678.587.8274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3-06-12T20:56:41</dc:date>
    <dc:creator>Jeremy </dc:creator>
    <meta:document-statistic meta:table-count="1" meta:image-count="0" meta:object-count="0" meta:page-count="1" meta:paragraph-count="30" meta:word-count="367" meta:character-count="2605" meta:non-whitespace-character-count="2280"/>
    <meta:generator>LibreOffice/4.0.2.2$Linux_X86_64 LibreOffice_project/400m0$Build-2</meta:generator>
  </office:meta>
</office:document-meta>
</file>